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1C0000039AD17C02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4.5in" svg:height="7.6839in" draw:z-index="0"><draw:image xlink:href="Pictures/100000000000021C0000039AD17C023D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Muller</meta:initial-creator>
    <meta:creation-date>2014-02-07T14:47:13.64</meta:creation-date>
    <dc:date>2014-02-07T14:48:44.91</dc:date>
    <dc:creator>Dan Muller</dc:creator>
    <meta:editing-duration>PT1M30S</meta:editing-duration>
    <meta:editing-cycles>2</meta:editing-cycles>
    <meta:generator>OpenOffice/4.0.0$Win32 OpenOffice.org_project/400m3$Build-9702</meta:generator>
    <meta:document-statistic meta:table-count="0" meta:image-count="1" meta:object-count="0" meta:page-count="1" meta:paragraph-count="0" meta:word-count="0" meta:character-count="0"/>
  </office:meta>
</office:document-meta>
</file>